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19cm" fo:min-width="3.33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03cm" fo:min-width="3.708cm"/>
      <style:paragraph-properties style:writing-mode="lr-tb"/>
    </style:style>
    <style:style style:name="P1" style:family="paragraph">
      <style:text-properties fo:font-size="40pt" style:text-underline-style="none" style:font-size-asian="40pt" style:font-size-complex="40pt"/>
    </style:style>
    <style:style style:name="P2" style:family="paragraph">
      <loext:graphic-properties draw:fill="none" draw:fill-color="#ffffff"/>
      <style:text-properties fo:font-size="40pt" style:text-underline-style="none" style:font-size-asian="40pt" style:font-size-complex="40pt"/>
    </style:style>
    <style:style style:name="P3" style:family="paragraph">
      <style:paragraph-properties fo:text-align="center"/>
    </style:style>
    <style:style style:name="T1" style:family="text">
      <style:text-properties fo:font-size="40pt" style:text-underline-style="non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2" draw:layer="layout" svg:width="5.398cm" svg:height="1.587cm" svg:x="1.269cm" svg:y="0.953cm">
          <draw:text-box>
            <text:p text:style-name="P1"><text:span text:style-name="T1">PIPEX</text:span></text:p>
          </draw:text-box>
        </draw:frame>
        <draw:custom-shape draw:style-name="gr2" draw:text-style-name="P3" draw:layer="layout" svg:width="3.81cm" svg:height="1.587cm" svg:x="1.27cm" svg:y="3.81cm">
          <text:p text:style-name="P3">Entry ma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3.81cm" svg:height="1.905cm" svg:x="1.27cm" svg:y="6.35cm">
          <text:p text:style-name="P3">Parse Args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7" draw:display-name="Arrowheads 87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999999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2T11:50:32.705355860</meta:creation-date>
    <meta:editing-duration>PT1H8M43S</meta:editing-duration>
    <meta:editing-cycles>2</meta:editing-cycles>
    <meta:generator>LibreOffice/7.3.7.2$Linux_X86_64 LibreOffice_project/30$Build-2</meta:generator>
    <dc:title>code_flowchart</dc:title>
    <dc:date>2023-04-22T13:09:43.853964185</dc:date>
    <meta:document-statistic meta:object-count="3"/>
    <meta:template xlink:type="simple" xlink:actuate="onRequest" xlink:title="code_flowchart" xlink:href="../../../../../Templates/code_flowchart.otg" meta:date="2023-04-22T11:50:32.390167036"/>
  </office:meta>
</office:document-meta>
</file>